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  <style:font-face style:name="var source-code-font-family" svg:font-family="'var source-code-font-family'"/>
  </office:font-face-decls>
  <office:automatic-styles>
    <style:style style:name="P1" style:family="paragraph" style:parent-style-name="Standard">
      <style:text-properties officeooo:rsid="001b0c35" officeooo:paragraph-rsid="001b0c35"/>
    </style:style>
    <style:style style:name="P2" style:family="paragraph" style:parent-style-name="Text_20_body">
      <style:paragraph-properties fo:margin-left="0cm" fo:margin-right="0cm" fo:margin-top="0.026cm" fo:margin-bottom="0.247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303942" loext:opacity="100%" style:font-name="Roboto" fo:font-size="9pt" fo:letter-spacing="normal" fo:font-style="normal" fo:font-weight="bold" officeooo:paragraph-rsid="0018041a"/>
    </style:style>
    <style:style style:name="T1" style:family="text">
      <style:text-properties style:font-name="var source-code-font-family" fo:font-weight="normal"/>
    </style:style>
    <style:style style:name="T2" style:family="text">
      <style:text-properties style:font-name="var source-code-font-family" fo:font-weight="normal" officeooo:rsid="0019d16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Name: <text:span text:style-name="T1">aps-k</text:span><text:span text:style-name="T2">d</text:span></text:p>
      <text:p text:style-name="P2">PswEncoded: <text:span text:style-name="T1">50838</text:span><text:span text:style-name="T2">9</text:span></text:p>
      <text:p text:style-name="P2">System: <text:span text:style-name="T1">seaport</text:span></text:p>
      <text:p text:style-name="P2">HRes: </text:p>
      <text:p text:style-name="P2">VRes: </text:p>
      <text:p text:style-name="P2">FullScr: <text:span text:style-name="T1">false</text:span></text:p>
      <text:p text:style-name="P2">Mode: <text:span text:style-name="T1">login</text:span></text:p>
      <text:p text:style-name="P2">EnterComUID: <text:span text:style-name="T1">c6e20335-3b60-dda5-c5a3-46fc108cc79a</text:span></text:p>
      <text:p text:style-name="P2">login: <text:span text:style-name="T1">aps-kd</text:span></text:p>
      <text:p text:style-name="P2">password: <text:span text:style-name="T1">508389</text:span></text:p>
      <text:p text:style-name="P2"><text:span text:style-name="T1"/></text:p>
      <text:p text:style-name="P2"><text:span text:style-name="T1"/></text:p>
      <text:p text:style-name="Standard">UserName: "aps-kd"</text:p>
      <text:p text:style-name="Standard">PswEncoded:<text:tab/>"508389"</text:p>
      <text:p text:style-name="Standard">System<text:tab/>: "seaport"</text:p>
      <text:p text:style-name="Standard">Hres:<text:tab/>""</text:p>
      <text:p text:style-name="Standard">Vres:<text:tab/>""</text:p>
      <text:p text:style-name="Standard">FullScr<text:tab/>: "false"</text:p>
      <text:p text:style-name="Standard">Mode:<text:tab/>"login"</text:p>
      <text:p text:style-name="Standard">EnterComUID<text:tab/>: "f444a58d-9bbe-3191-1015-a0c248f95186"</text:p>
      <text:p text:style-name="Standard">login:<text:tab/>"aps-kd"</text:p>
      <text:p text:style-name="P1">password: "508389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  <style:font-face style:name="var source-code-font-family" svg:font-family="'var source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2:04:49.869946829</meta:creation-date>
    <dc:date>2023-10-27T12:38:54.819268957</dc:date>
    <meta:editing-duration>PT32M5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41" meta:character-count="351" meta:non-whitespace-character-count="328"/>
  </office:meta>
</office:document-meta>
</file>